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83mm"/>
    </style:style>
    <style:style style:name="co3" style:family="table-column">
      <style:table-column-properties fo:break-before="auto" style:column-width="63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TRACK-numb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y-mode</text:p>
          </table:table-cell>
          <table:table-cell office:value-type="string" calcext:value-type="string">
            <text:p>play[0-80]loop[81-169]stop[170-255]</text:p>
          </table:table-cell>
        </table:table-row>
        <table:table-row table:style-name="ro1">
          <table:table-cell/>
          <table:table-cell office:value-type="string" calcext:value-type="string">
            <text:p>TRACK-list-number H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CK-list-number L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vel-Hi-out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vel-Lo-out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de-time-Hi-out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de-time-Lo-out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vel-Hi-out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vel-Lo-out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de-time-Hi-out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de-time-Lo-out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vel-Hi-out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vel-Lo-out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de-time-Hi-out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de-time-Lo-out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vel-Hi-out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vel-Lo-out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de-time-Hi-out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de-time-Lo-out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erv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erv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erv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erv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erv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erv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erv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erv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erv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erv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erv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erve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15:00:35.7899499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6:10:22.965038746</meta:creation-date>
    <meta:generator>LibreOffice/6.1.5.2$Linux_ARM_EABI LibreOffice_project/10$Build-2</meta:generator>
    <dc:date>2020-04-09T19:31:33.682515352</dc:date>
    <meta:editing-duration>PT4H2M5S</meta:editing-duration>
    <meta:editing-cycles>3</meta:editing-cycles>
    <meta:document-statistic meta:table-count="1" meta:cell-count="33" meta:object-count="0"/>
  </office:meta>
</office:document-meta>
</file>